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swald, sans-serif" svg:font-family="Oswald, sans-serif" style:font-family-generic="system"/>
    <style:font-face style:name="Lora, serif" svg:font-family="Lora, serif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 fo:text-align="center"/>
      <style:text-properties style:font-name="Oswald, sans-serif" style:font-weight-complex="normal" fo:color="#000000" fo:font-size="29pt" style:font-size-asian="29pt" style:font-size-complex="28pt"/>
    </style:style>
    <style:style style:name="P2" style:parent-style-name="Standard" style:family="paragraph">
      <style:paragraph-properties fo:widows="2" fo:orphans="2"/>
      <style:text-properties style:font-name="Lora, serif" fo:color="#000000" fo:font-size="13.5pt" style:font-size-asian="13.5pt" fo:background-color="#FFFF00"/>
    </style:style>
    <style:style style:name="P3" style:parent-style-name="Standard" style:family="paragraph">
      <style:paragraph-properties fo:widows="2" fo:orphans="2" fo:margin-left="0.4916in">
        <style:tab-stops/>
      </style:paragraph-properties>
      <style:text-properties style:font-name="Lora, serif" fo:color="#000000" fo:font-size="13.5pt" style:font-size-asian="13.5pt" fo:background-color="#FFFF00"/>
    </style:style>
    <style:style style:name="P4" style:parent-style-name="Standard" style:family="paragraph">
      <style:paragraph-properties fo:widows="2" fo:orphans="2"/>
      <style:text-properties style:font-name="Lora, serif" fo:color="#000000" fo:font-size="13.5pt" style:font-size-asian="13.5pt" fo:background-color="#FFFF00"/>
    </style:style>
    <style:style style:name="P5" style:parent-style-name="Standard" style:family="paragraph">
      <style:paragraph-properties fo:widows="2" fo:orphans="2"/>
      <style:text-properties style:font-name="Lora, serif" fo:color="#000000" fo:font-size="13.5pt" style:font-size-asian="13.5pt" fo:background-color="#FFFF00"/>
    </style:style>
    <style:style style:name="P6" style:parent-style-name="Standard" style:family="paragraph">
      <style:paragraph-properties fo:widows="2" fo:orphans="2"/>
      <style:text-properties style:font-name="Lora, serif" fo:color="#000000" fo:font-size="13.5pt" style:font-size-asian="13.5pt" fo:background-color="#FFFF00"/>
    </style:style>
    <style:style style:name="P7" style:parent-style-name="Standard" style:family="paragraph">
      <style:paragraph-properties fo:widows="2" fo:orphans="2"/>
      <style:text-properties style:font-name="Lora, serif" fo:color="#000000" fo:font-size="13.5pt" style:font-size-asian="13.5pt" fo:background-color="#FFFF00"/>
    </style:style>
    <style:style style:name="P8" style:parent-style-name="Standard" style:family="paragraph">
      <style:paragraph-properties fo:widows="2" fo:orphans="2"/>
    </style:style>
    <style:style style:name="T9" style:parent-style-name="Fuentedepárrafopredeter." style:family="text">
      <style:text-properties style:font-name="Lora, serif" fo:color="#000000" fo:font-size="13.5pt" style:font-size-asian="13.5pt" fo:background-color="#FFFF00"/>
    </style:style>
    <style:style style:name="P10" style:parent-style-name="Standard" style:family="paragraph">
      <style:paragraph-properties fo:widows="2" fo:orphans="2"/>
      <style:text-properties style:font-name="Lora, serif" fo:color="#000000" fo:font-size="13.5pt" style:font-size-asian="13.5pt"/>
    </style:style>
    <style:style style:name="P11" style:parent-style-name="Standard" style:family="paragraph">
      <style:paragraph-properties fo:widows="2" fo:orphans="2"/>
    </style:style>
    <style:style style:name="T12" style:parent-style-name="Fuentedepárrafopredeter." style:family="text">
      <style:text-properties style:font-name="Lora, serif" fo:color="#000000" fo:font-size="13.5pt" style:font-size-asian="13.5pt"/>
    </style:style>
    <style:style style:name="T13" style:parent-style-name="StrongEmphasis" style:family="text">
      <style:text-properties style:font-name="Lora, serif" fo:color="#000000" fo:font-size="13.5pt" style:font-size-asian="13.5pt"/>
    </style:style>
    <style:style style:name="T14" style:parent-style-name="Fuentedepárrafopredeter." style:family="text">
      <style:text-properties style:font-name="Lora, serif" fo:color="#000000" fo:font-size="13.5pt" style:font-size-asian="13.5pt"/>
    </style:style>
    <style:style style:name="P15" style:parent-style-name="Standard" style:family="paragraph">
      <style:paragraph-properties fo:widows="2" fo:orphans="2"/>
    </style:style>
    <style:style style:name="P16" style:parent-style-name="Standard" style:family="paragraph">
      <style:paragraph-properties fo:widows="2" fo:orphans="2"/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7" style:parent-style-name="Standard" style:family="paragraph">
      <style:paragraph-properties fo:widows="2" fo:orphans="2"/>
      <style:text-properties fo:language="en" fo:country="US"/>
    </style:style>
    <style:style style:name="P18" style:parent-style-name="Standard" style:family="paragraph">
      <style:paragraph-properties fo:widows="2" fo:orphans="2"/>
      <style:text-properties fo:language="en" fo:country="US"/>
    </style:style>
    <style:style style:name="P19" style:parent-style-name="Standard" style:family="paragraph">
      <style:paragraph-properties fo:widows="2" fo:orphans="2"/>
      <style:text-properties fo:language="en" fo:country="US"/>
    </style:style>
    <style:style style:name="P20" style:parent-style-name="Standard" style:family="paragraph">
      <style:paragraph-properties fo:widows="2" fo:orphans="2"/>
    </style:style>
    <style:style style:name="T21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2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23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2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25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2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27" style:parent-style-name="Standard" style:family="paragraph">
      <style:paragraph-properties style:text-autospace="none"/>
    </style:style>
    <style:style style:name="T28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29" style:parent-style-name="Fuentedepárrafopredeter." style:family="text">
      <style:text-properties style:font-name="Consolas" style:font-name-asian="Consolas" style:font-name-complex="Consolas" fo:color="#646464" fo:font-size="10pt" style:font-size-asian="10pt" style:font-size-complex="10pt" fo:language="en" fo:country="US"/>
    </style:style>
    <style:style style:name="P30" style:parent-style-name="Standard" style:family="paragraph">
      <style:paragraph-properties style:text-autospace="none"/>
    </style:style>
    <style:style style:name="T3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3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33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3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35" style:parent-style-name="Standard" style:family="paragraph">
      <style:paragraph-properties style:text-autospace="none"/>
    </style:style>
    <style:style style:name="T3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3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38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 fo:language="en" fo:country="US"/>
    </style:style>
    <style:style style:name="T39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40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 fo:language="en" fo:country="US"/>
    </style:style>
    <style:style style:name="T4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42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 fo:language="en" fo:country="US"/>
    </style:style>
    <style:style style:name="T43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44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 fo:language="en" fo:country="US"/>
    </style:style>
    <style:style style:name="T4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46" style:parent-style-name="Standard" style:family="paragraph">
      <style:paragraph-properties style:text-autospace="none"/>
    </style:style>
    <style:style style:name="T4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48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49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50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 fo:language="en" fo:country="US"/>
    </style:style>
    <style:style style:name="T5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5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5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5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55" style:parent-style-name="Standard" style:family="paragraph">
      <style:paragraph-properties style:text-autospace="none"/>
    </style:style>
    <style:style style:name="T56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5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58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59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60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6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62" style:parent-style-name="Standard" style:family="paragraph">
      <style:paragraph-properties style:text-autospace="none"/>
    </style:style>
    <style:style style:name="T63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64" style:parent-style-name="Fuentedepárrafopredeter." style:family="text">
      <style:text-properties style:font-name="Consolas" style:font-name-asian="Consolas" style:font-name-complex="Consolas" fo:color="#646464" fo:font-size="10pt" style:font-size-asian="10pt" style:font-size-complex="10pt" fo:language="en" fo:country="US"/>
    </style:style>
    <style:style style:name="P65" style:parent-style-name="Standard" style:family="paragraph">
      <style:paragraph-properties style:text-autospace="none"/>
    </style:style>
    <style:style style:name="T6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67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68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6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70" style:parent-style-name="Standard" style:family="paragraph">
      <style:paragraph-properties style:text-autospace="none"/>
    </style:style>
    <style:style style:name="T7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7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73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74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 fo:language="en" fo:country="US"/>
    </style:style>
    <style:style style:name="T7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76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 fo:language="en" fo:country="US"/>
    </style:style>
    <style:style style:name="T7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78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 fo:language="en" fo:country="US"/>
    </style:style>
    <style:style style:name="T79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80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 fo:language="en" fo:country="US"/>
    </style:style>
    <style:style style:name="T8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82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 fo:language="en" fo:country="US"/>
    </style:style>
    <style:style style:name="T83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84" style:parent-style-name="Standard" style:family="paragraph">
      <style:paragraph-properties style:text-autospace="none"/>
    </style:style>
    <style:style style:name="T8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8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87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88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89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90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9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9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93" style:parent-style-name="Standard" style:family="paragraph">
      <style:paragraph-properties fo:widows="2" fo:orphans="2" style:text-autospace="none"/>
    </style:style>
    <style:style style:name="T94" style:parent-style-name="Fuentedepárrafopredeter." style:family="text">
      <style:text-properties style:font-name="Lora, serif" style:font-name-asian="Consolas" style:font-name-complex="Consolas" fo:color="#000000" fo:font-size="13.5pt" style:font-size-asian="13.5pt" style:font-size-complex="10pt"/>
    </style:style>
    <style:style style:name="P95" style:parent-style-name="Standard" style:family="paragraph">
      <style:paragraph-properties fo:widows="2" fo:orphans="2"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96" style:parent-style-name="Standard" style:family="paragraph">
      <style:paragraph-properties fo:widows="2" fo:orphans="2"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97" style:parent-style-name="Standard" style:family="paragraph">
      <style:paragraph-properties fo:widows="2" fo:orphans="2"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98" style:parent-style-name="Standard" style:family="paragraph">
      <style:paragraph-properties fo:widows="2" fo:orphans="2"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99" style:parent-style-name="Standard" style:family="paragraph">
      <style:paragraph-properties fo:widows="2" fo:orphans="2"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100" style:parent-style-name="Standard" style:family="paragraph">
      <style:paragraph-properties fo:widows="2" fo:orphans="2"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101" style:parent-style-name="Standard" style:family="paragraph">
      <style:paragraph-properties fo:widows="2" fo:orphans="2"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102" style:parent-style-name="Standard" style:family="paragraph">
      <style:paragraph-properties fo:widows="2" fo:orphans="2"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103" style:parent-style-name="Standard" style:family="paragraph">
      <style:paragraph-properties fo:widows="2" fo:orphans="2"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104" style:parent-style-name="Standard" style:family="paragraph">
      <style:paragraph-properties fo:widows="2" fo:orphans="2"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105" style:parent-style-name="Standard" style:family="paragraph">
      <style:paragraph-properties fo:widows="2" fo:orphans="2"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106" style:parent-style-name="Standard" style:family="paragraph">
      <style:paragraph-properties fo:widows="2" fo:orphans="2"/>
    </style:style>
    <style:style style:name="T107" style:parent-style-name="Fuentedepárrafopredeter." style:family="text">
      <style:text-properties style:font-name="Lora, serif" fo:color="#000000" fo:font-size="13.5pt" style:font-size-asian="13.5pt"/>
    </style:style>
    <style:style style:name="T108" style:parent-style-name="StrongEmphasis" style:family="text">
      <style:text-properties style:font-name="Lora, serif" fo:color="#000000" fo:font-size="13.5pt" style:font-size-asian="13.5pt"/>
    </style:style>
    <style:style style:name="T109" style:parent-style-name="StrongEmphasis" style:family="text">
      <style:text-properties style:font-name="Lora, serif" fo:color="#000000" fo:font-size="13.5pt" style:font-size-asian="13.5pt"/>
    </style:style>
    <style:style style:name="P110" style:parent-style-name="Standard" style:family="paragraph">
      <style:paragraph-properties fo:widows="2" fo:orphans="2"/>
    </style:style>
    <style:style style:name="P111" style:parent-style-name="Standard" style:family="paragraph">
      <style:paragraph-properties fo:widows="2" fo:orphans="2" style:text-autospace="none"/>
    </style:style>
    <style:style style:name="T112" style:parent-style-name="Fuentedepárrafopredeter." style:family="text">
      <style:text-properties style:font-name="Lora, serif" style:font-name-asian="Consolas" style:font-name-complex="Consolas" fo:color="#000000" fo:font-size="13.5pt" style:font-size-asian="13.5pt" style:font-size-complex="10pt"/>
    </style:style>
    <style:style style:name="T113" style:parent-style-name="StrongEmphasis" style:family="text">
      <style:text-properties style:font-name="Lora, serif" style:font-name-asian="Consolas" style:font-name-complex="Consolas" fo:color="#000000" fo:font-size="13.5pt" style:font-size-asian="13.5pt" style:font-size-complex="10pt"/>
    </style:style>
    <style:style style:name="P114" style:parent-style-name="Standard" style:family="paragraph">
      <style:paragraph-properties fo:widows="2" fo:orphans="2"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115" style:parent-style-name="Standard" style:family="paragraph">
      <style:paragraph-properties fo:widows="2" fo:orphans="2"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116" style:parent-style-name="Standard" style:family="paragraph">
      <style:paragraph-properties fo:widows="2" fo:orphans="2"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117" style:parent-style-name="Standard" style:family="paragraph">
      <style:paragraph-properties fo:widows="2" fo:orphans="2"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118" style:parent-style-name="Standard" style:family="paragraph">
      <style:paragraph-properties fo:widows="2" fo:orphans="2" style:text-autospace="none"/>
    </style:style>
    <style:style style:name="P11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12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12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12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12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124" style:parent-style-name="Standard" style:family="paragraph">
      <style:paragraph-properties style:text-autospace="none"/>
    </style:style>
  </office:automatic-styles>
  <office:body>
    <office:text text:use-soft-page-breaks="true">
      <text:h text:style-name="P1" text:outline-level="1">Usando el patron factory</text:h>
      <text:p text:style-name="P2">1.-Genera la clase abstracta</text:p>
      <text:p text:style-name="P3">1.a.-metodo abstracto que debe concretarse en las clases que heredan de la clase abstracta.</text:p>
      <text:p text:style-name="P4">2.-Escribir (concretar) en las clases herederas el método dibuja</text:p>
      <text:p text:style-name="P5">3.-Construir la factoria para poder construir cualquier objeto de la jerarquía (factoryFigura pero lo devolvemos como un objeto de tipo Figura).</text:p>
      <text:p text:style-name="P6">4.-Luego creamos el ejecutable (hacerFiguras)</text:p>
      <text:p text:style-name="P7">5.-crear la parte de cliente que llamara al servlet (resuelveFiguras) que usara hacerFiguras<text:s/>que a su vez llama a las otras hasta llegar a circulo o rectángulo (clases)</text:p>
      <text:p text:style-name="P8"><text:span text:style-name="T9">6.-representacion grafica de estas en muestraFigura.jsp.</text:span></text:p>
      <text:p text:style-name="P10"/>
      <text:p text:style-name="P11"><text:span text:style-name="T12">Uno de los patrones de diseño más utilizados en Java es el patron Factory que es un<text:s/></text:span><text:span text:style-name="T13">patrón de diseño creacional y que sirve para construir una jerarquía de clases</text:span><text:span text:style-name="T14">.</text:span></text:p>
      <text:p text:style-name="P15"/>
      <text:p text:style-name="P16">……..</text:p>
      <text:p text:style-name="P17"/>
      <text:p text:style-name="P18"/>
      <text:p text:style-name="P19">despues</text:p>
      <text:p text:style-name="P20"><text:span text:style-name="T21">public</text:span><text:span text:style-name="T22"><text:s/></text:span><text:span text:style-name="T23">class</text:span><text:span text:style-name="T24"><text:s/>circulo<text:s/></text:span><text:span text:style-name="T25">extends</text:span><text:span text:style-name="T26"><text:s/>figura {</text:span></text:p>
      <text:p text:style-name="P27"><text:span text:style-name="T28"><text:tab/></text:span><text:span text:style-name="T29">@Override</text:span></text:p>
      <text:p text:style-name="P30"><text:span text:style-name="T31"><text:tab/></text:span><text:span text:style-name="T32"><text:s/></text:span><text:span text:style-name="T33">public</text:span><text:span text:style-name="T34"><text:s/>String dibuja() {</text:span></text:p>
      <text:p text:style-name="P35"><text:span text:style-name="T36"><text:tab/></text:span><text:span text:style-name="T37"><text:tab/>String<text:s/></text:span><text:span text:style-name="T38">salida</text:span><text:span text:style-name="T39">=</text:span><text:span text:style-name="T40">"circle cx=200 cy=200 r="</text:span><text:span text:style-name="T41">+getMedida()+</text:span><text:span text:style-name="T42">" stroke=\"blue\" <text:s/>fill="</text:span><text:span text:style-name="T43">+getColor()+</text:span><text:span text:style-name="T44">" stroke-width=\"2px\""</text:span><text:span text:style-name="T45">;</text:span></text:p>
      <text:p text:style-name="P46"><text:span text:style-name="T47"><text:tab/><text:s/></text:span><text:span text:style-name="T48">return</text:span><text:span text:style-name="T49"><text:s/></text:span><text:span text:style-name="T50">salida</text:span><text:span text:style-name="T51">;</text:span></text:p>
      <text:p text:style-name="P52"><text:tab/><text:s/>}</text:p>
      <text:p text:style-name="P53"/>
      <text:p text:style-name="P54">y</text:p>
      <text:p text:style-name="P55"><text:span text:style-name="T56">public</text:span><text:span text:style-name="T57"><text:s/></text:span><text:span text:style-name="T58">class</text:span><text:span text:style-name="T59"><text:s/>rectangulo<text:s/></text:span><text:span text:style-name="T60">extends</text:span><text:span text:style-name="T61"><text:s/>figura {</text:span></text:p>
      <text:p text:style-name="P62"><text:span text:style-name="T63"><text:tab/></text:span><text:span text:style-name="T64">@Override</text:span></text:p>
      <text:p text:style-name="P65"><text:span text:style-name="T66"><text:tab/><text:s/></text:span><text:span text:style-name="T67">public</text:span><text:span text:style-name="T68"><text:s/>String dibuja() {</text:span></text:p>
      <text:p text:style-name="P69"><text:tab/></text:p>
      <text:p text:style-name="P70"><text:span text:style-name="T71"><text:tab/></text:span><text:span text:style-name="T72"><text:tab/>String</text:span><text:span text:style-name="T73"><text:s/></text:span><text:span text:style-name="T74">salida</text:span><text:span text:style-name="T75">=</text:span><text:span text:style-name="T76">"rect x=50 y=50 width="</text:span><text:span text:style-name="T77">+getMedida()+</text:span><text:span text:style-name="T78">" height="</text:span><text:span text:style-name="T79">+getMedida()+</text:span><text:span text:style-name="T80">" stroke=\"green\" <text:s/>fill="</text:span><text:span text:style-name="T81">+getColor()+</text:span><text:span text:style-name="T82">" stroke-width=\"2px\""</text:span><text:span text:style-name="T83">;</text:span></text:p>
      <text:p text:style-name="P84"><text:span text:style-name="T85"><text:tab/></text:span><text:span text:style-name="T86"><text:tab/></text:span><text:span text:style-name="T87">return</text:span><text:span text:style-name="T88"><text:s/></text:span><text:span text:style-name="T89">salida</text:span><text:span text:style-name="T90">;</text:span></text:p>
      <text:p text:style-name="P91"><text:tab/><text:s/>}</text:p>
      <text:p text:style-name="P92"/>
      <text:p text:style-name="P93"><text:span text:style-name="T94">Vamos a construir una Factoría para que se encargue de construir ambos objetos de la jerarquía.</text:span></text:p>
      <text:p text:style-name="P95"/>
      <text:p text:style-name="P96"/>
      <text:p text:style-name="P97">para hacer figuras tendríamoss algo como: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soft-page-break/>
      <text:p text:style-name="P106"><text:span text:style-name="T107">el programador<text:s/></text:span><text:span text:style-name="T108">ya solo tiene que tratar con el concepto de figura para el la clase circulo <text:s/>y</text:span><text:span text:style-name="T109"><text:s/>rectangulo no existen.</text:span></text:p>
      <text:p text:style-name="P110"/>
      <text:p text:style-name="P111"><text:span text:style-name="T112">las Factorias se encargan de generar una jerarquía de clases pero su función fundamental e</text:span><text:span text:style-name="T113">s encapsular una jerarquía de objetos y reducir el conjunto de conceptos con los que trabajamos.</text:span></text:p>
      <text:p text:style-name="P114"/>
      <text:p text:style-name="P115"/>
      <text:p text:style-name="P116">En desarrollo web pues</text:p>
      <text:p text:style-name="P117"/>
      <text:p text:style-name="P118"/>
      <text:p text:style-name="P119"/>
      <text:p text:style-name="P120">el servlet</text:p>
      <text:p text:style-name="P121"/>
      <text:p text:style-name="P122"><text:s/>y<text:s/>ahora el dibujo</text:p>
      <text:p text:style-name="P123"/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swald, sans-serif" svg:font-family="Oswald, sans-serif" style:font-family-generic="system"/>
    <style:font-face style:name="Lora, serif" svg:font-family="Lora, serif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Times New Roman" style:font-name-asian="SimSun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calderon017@outlook.es</dc:creator>
    <meta:creation-date>2019-11-25T20:42:00Z</meta:creation-date>
    <dc:date>2019-11-26T10:22:00Z</dc:date>
    <meta:template xlink:href="Normal" xlink:type="simple"/>
    <meta:editing-cycles>8</meta:editing-cycles>
    <meta:editing-duration>PT11040S</meta:editing-duration>
    <meta:document-statistic meta:page-count="2" meta:paragraph-count="3" meta:word-count="273" meta:character-count="1777" meta:row-count="12" meta:non-whitespace-character-count="1507"/>
  </office:meta>
</office:document-meta>
</file>